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5ac9f" officeooo:paragraph-rsid="0025ac9f"/>
    </style:style>
    <style:style style:name="P2" style:family="paragraph" style:parent-style-name="Standard">
      <style:text-properties officeooo:rsid="0018b87e" officeooo:paragraph-rsid="0018b87e"/>
    </style:style>
    <style:style style:name="P3" style:family="paragraph" style:parent-style-name="Standard">
      <style:text-properties officeooo:rsid="003730e7" officeooo:paragraph-rsid="003730e7"/>
    </style:style>
    <style:style style:name="P4" style:family="paragraph" style:parent-style-name="Text_20_body">
      <style:text-properties officeooo:rsid="001d7b79" officeooo:paragraph-rsid="001d7b79"/>
    </style:style>
    <style:style style:name="P5" style:family="paragraph" style:parent-style-name="Text_20_body">
      <style:text-properties officeooo:rsid="001d7b79" officeooo:paragraph-rsid="00232765"/>
    </style:style>
    <style:style style:name="P6" style:family="paragraph" style:parent-style-name="Text_20_body">
      <style:text-properties officeooo:rsid="00234e60" officeooo:paragraph-rsid="0028c070"/>
    </style:style>
    <style:style style:name="P7" style:family="paragraph" style:parent-style-name="Text_20_body">
      <style:text-properties officeooo:rsid="0028c070" officeooo:paragraph-rsid="0028c070"/>
    </style:style>
    <style:style style:name="P8" style:family="paragraph" style:parent-style-name="Text_20_body">
      <style:text-properties officeooo:rsid="0028c070" officeooo:paragraph-rsid="002dccc8"/>
    </style:style>
    <style:style style:name="P9" style:family="paragraph" style:parent-style-name="Text_20_body">
      <style:text-properties officeooo:rsid="003adebf" officeooo:paragraph-rsid="003adebf"/>
    </style:style>
    <style:style style:name="P10" style:family="paragraph" style:parent-style-name="Text_20_body">
      <style:text-properties officeooo:rsid="004044e5" officeooo:paragraph-rsid="004044e5"/>
    </style:style>
    <style:style style:name="P11" style:family="paragraph" style:parent-style-name="Standard" style:list-style-name="L1">
      <style:text-properties officeooo:rsid="001d7b79" officeooo:paragraph-rsid="001d7b79"/>
    </style:style>
    <style:style style:name="P12" style:family="paragraph" style:parent-style-name="Standard" style:list-style-name="L1">
      <style:text-properties officeooo:rsid="001d7b79" officeooo:paragraph-rsid="00302322"/>
    </style:style>
    <style:style style:name="P13" style:family="paragraph" style:parent-style-name="Text_20_body" style:list-style-name="L2">
      <style:text-properties officeooo:rsid="0033ea9b" officeooo:paragraph-rsid="0033ea9b"/>
    </style:style>
    <style:style style:name="P14" style:family="paragraph" style:parent-style-name="Text_20_body" style:list-style-name="L3">
      <style:text-properties officeooo:rsid="0033ea9b" officeooo:paragraph-rsid="0033ea9b"/>
    </style:style>
    <style:style style:name="P15" style:family="paragraph" style:parent-style-name="Text_20_body" style:list-style-name="L2">
      <style:text-properties officeooo:rsid="002dccc8" officeooo:paragraph-rsid="002dccc8"/>
    </style:style>
    <style:style style:name="P16" style:family="paragraph" style:parent-style-name="Text_20_body" style:list-style-name="L3">
      <style:text-properties officeooo:rsid="002dccc8" officeooo:paragraph-rsid="002dccc8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text-properties officeooo:paragraph-rsid="001f4a6a"/>
    </style:style>
    <style:style style:name="P19" style:family="paragraph" style:parent-style-name="Text_20_body" style:list-style-name="L4">
      <style:text-properties officeooo:rsid="001e5a1f" officeooo:paragraph-rsid="00302717"/>
    </style:style>
    <style:style style:name="P20" style:family="paragraph" style:parent-style-name="Text_20_body" style:list-style-name="L6">
      <style:text-properties officeooo:rsid="001e5a1f" officeooo:paragraph-rsid="00232765"/>
    </style:style>
    <style:style style:name="P21" style:family="paragraph" style:parent-style-name="Text_20_body" style:list-style-name="L5">
      <style:text-properties officeooo:paragraph-rsid="001f4a6a"/>
    </style:style>
    <style:style style:name="P22" style:family="paragraph" style:parent-style-name="Text_20_body" style:list-style-name="L5">
      <style:text-properties officeooo:paragraph-rsid="002f1742"/>
    </style:style>
    <style:style style:name="P23" style:family="paragraph" style:parent-style-name="Text_20_body" style:list-style-name="L5">
      <style:text-properties officeooo:rsid="001f4a6a" officeooo:paragraph-rsid="001f4a6a"/>
    </style:style>
    <style:style style:name="P24" style:family="paragraph" style:parent-style-name="Text_20_body" style:list-style-name="L5">
      <style:text-properties officeooo:rsid="001fd554" officeooo:paragraph-rsid="001fd554"/>
    </style:style>
    <style:style style:name="P25" style:family="paragraph" style:parent-style-name="Text_20_body" style:list-style-name="L6">
      <style:text-properties officeooo:rsid="00232765" officeooo:paragraph-rsid="00232765"/>
    </style:style>
    <style:style style:name="P26" style:family="paragraph" style:parent-style-name="Text_20_body" style:list-style-name="L6">
      <style:text-properties officeooo:rsid="003e7cb9" officeooo:paragraph-rsid="003e7cb9"/>
    </style:style>
    <style:style style:name="P27" style:family="paragraph" style:parent-style-name="Text_20_body" style:list-style-name="L6">
      <style:text-properties officeooo:rsid="00356043" officeooo:paragraph-rsid="00356043"/>
    </style:style>
    <style:style style:name="P28" style:family="paragraph" style:parent-style-name="Text_20_body" style:list-style-name="L7">
      <style:text-properties style:font-name="Liberation Mono" fo:font-size="11pt" officeooo:rsid="003e7cb9" officeooo:paragraph-rsid="003e7cb9" fo:background-color="#fff200" style:font-size-asian="11pt" style:font-size-complex="11pt"/>
    </style:style>
    <style:style style:name="P29" style:family="paragraph" style:parent-style-name="Text_20_body" style:list-style-name="L7">
      <style:paragraph-properties>
        <style:tab-stops>
          <style:tab-stop style:position="4.325cm"/>
        </style:tab-stops>
      </style:paragraph-properties>
      <style:text-properties style:font-name="Liberation Mono" fo:font-size="11pt" officeooo:rsid="003e7cb9" officeooo:paragraph-rsid="003e7cb9" fo:background-color="#fff200" style:font-size-asian="11pt" style:font-size-complex="11pt"/>
    </style:style>
    <style:style style:name="P30" style:family="paragraph" style:parent-style-name="Text_20_body" style:list-style-name="L8">
      <style:text-properties style:font-name="Liberation Mono" fo:font-size="11pt" officeooo:rsid="004044e5" officeooo:paragraph-rsid="004044e5" fo:background-color="#fff200" style:font-size-asian="11pt" style:font-size-complex="11pt"/>
    </style:style>
    <style:style style:name="P31" style:family="paragraph" style:parent-style-name="Heading_20_1">
      <style:text-properties officeooo:rsid="003e7cb9" officeooo:paragraph-rsid="003e7cb9"/>
    </style:style>
    <style:style style:name="T1" style:family="text">
      <style:text-properties officeooo:rsid="001a8b33"/>
    </style:style>
    <style:style style:name="T2" style:family="text">
      <style:text-properties style:text-position="super 58%" officeooo:rsid="003591c3"/>
    </style:style>
    <style:style style:name="T3" style:family="text">
      <style:text-properties style:text-position="super 58%" officeooo:rsid="0040bceb"/>
    </style:style>
    <style:style style:name="T4" style:family="text">
      <style:text-properties officeooo:rsid="001d7b79"/>
    </style:style>
    <style:style style:name="T5" style:family="text">
      <style:text-properties officeooo:rsid="001f4a6a"/>
    </style:style>
    <style:style style:name="T6" style:family="text">
      <style:text-properties officeooo:rsid="001f4a6a" loext:shadow="none"/>
    </style:style>
    <style:style style:name="T7" style:family="text">
      <style:text-properties officeooo:rsid="00232765"/>
    </style:style>
    <style:style style:name="T8" style:family="text">
      <style:text-properties officeooo:rsid="00234e60"/>
    </style:style>
    <style:style style:name="T9" style:family="text">
      <style:text-properties officeooo:rsid="0025ac9f"/>
    </style:style>
    <style:style style:name="T10" style:family="text">
      <style:text-properties officeooo:rsid="0026f2dc"/>
    </style:style>
    <style:style style:name="T11" style:family="text">
      <style:text-properties officeooo:rsid="0028c070"/>
    </style:style>
    <style:style style:name="T12" style:family="text">
      <style:text-properties officeooo:rsid="002dbbf2"/>
    </style:style>
    <style:style style:name="T13" style:family="text">
      <style:text-properties officeooo:rsid="002eaa15"/>
    </style:style>
    <style:style style:name="T14" style:family="text">
      <style:text-properties officeooo:rsid="002f1742"/>
    </style:style>
    <style:style style:name="T15" style:family="text">
      <style:text-properties officeooo:rsid="002f41ea"/>
    </style:style>
    <style:style style:name="T16" style:family="text">
      <style:text-properties officeooo:rsid="002fc1f6"/>
    </style:style>
    <style:style style:name="T17" style:family="text">
      <style:text-properties officeooo:rsid="00302717"/>
    </style:style>
    <style:style style:name="T18" style:family="text">
      <style:text-properties officeooo:rsid="0033ea9b"/>
    </style:style>
    <style:style style:name="T19" style:family="text">
      <style:text-properties officeooo:rsid="0034b2cb"/>
    </style:style>
    <style:style style:name="T20" style:family="text">
      <style:text-properties officeooo:rsid="003591c3"/>
    </style:style>
    <style:style style:name="T21" style:family="text">
      <style:text-properties officeooo:rsid="00392517"/>
    </style:style>
    <style:style style:name="T22" style:family="text">
      <style:text-properties officeooo:rsid="003b8f2c"/>
    </style:style>
    <style:style style:name="T23" style:family="text">
      <style:text-properties officeooo:rsid="003c0d01"/>
    </style:style>
    <style:style style:name="T24" style:family="text">
      <style:text-properties officeooo:rsid="003dca0d" loext:shadow="none"/>
    </style:style>
    <style:style style:name="T25" style:family="text">
      <style:text-properties officeooo:rsid="001e5a1f"/>
    </style:style>
    <style:style style:name="T26" style:family="text">
      <style:text-properties officeooo:rsid="003e7cb9"/>
    </style:style>
    <style:style style:name="T27" style:family="text">
      <style:text-properties officeooo:rsid="0041745f"/>
    </style:style>
    <style:style style:name="T28" style:family="text">
      <style:text-properties officeooo:rsid="0041f3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How to get <text:span text:style-name="T1">QACD-quack</text:span> running on Linux, MacOS and Windows</text:p>
      <text:p text:style-name="Subtitle">Ian Thomas, <text:span text:style-name="T9">21</text:span><text:span text:style-name="T3">st</text:span> <text:span text:style-name="T20">June</text:span> 201<text:span text:style-name="T20">8</text:span></text:p>
      <text:p text:style-name="P2"/>
      <text:p text:style-name="P3">Whereas the previous version of QACD-quack from November 2017 required very specific versions of python (2.7) and the pyqt library (4.11), the current version us<text:span text:style-name="T21">es</text:span> the latest python and libraries. <text:span text:style-name="T4">These are most easily obtained using the conda python distribution (</text:span><text:a xlink:type="simple" xlink:href="https://conda.io/docs" text:style-name="Internet_20_link" text:visited-style-name="Visited_20_Internet_20_Link"><text:span text:style-name="T4">https://conda.io/docs</text:span></text:a><text:span text:style-name="T4">). Using conda to install python has the following advantages:</text:span></text:p>
      <text:list xml:id="list4185892668" text:style-name="L1">
        <text:list-item>
          <text:p text:style-name="P11">It automatically downloads and installs all other packages required by the ones you request.</text:p>
        </text:list-item>
        <text:list-item>
          <text:p text:style-name="P11">It works the same on Linux, MacOS and Windows.</text:p>
        </text:list-item>
        <text:list-item>
          <text:p text:style-name="P12">It allows multiple different python installations to exist side-by-side on the same computer, and these can be easily switched between.</text:p>
          <text:p text:style-name="P11"/>
        </text:list-item>
      </text:list>
      <text:p text:style-name="P1">This document describes how to install <text:span text:style-name="T10">c</text:span>onda, and how to obtain and run QACD-quack. </text:p>
      <text:p text:style-name="P1"/>
      <text:p text:style-name="P1">Text in a fixed-width font with a yellow background, <text:span text:style-name="Source_20_Text">like this</text:span>, refers to text that should be typed in at a command line.</text:p>
      <text:h text:style-name="Heading_20_1" text:outline-level="1">Installing <text:span text:style-name="T4">c</text:span>onda python</text:h>
      <text:p text:style-name="P4">If you already have conda python installed (either Anaconda or Miniconda), proceed directly to the next section (<text:span text:style-name="T8">Installing the conda environment for QACD-quack</text:span>). </text:p>
      <text:p text:style-name="P6">Otherwise, you need to install conda. There are two different versions of conda, known as Anaconda and Miniconda. <text:span text:style-name="T11">Anaconda includes a fully working python environment with all of the commonly used python packages, whereas Miniconda is a stripped-down version containing just a few packages and is more suited for users who want multiple python environments. Miniconda is more appropriate here as particular versions of python and the pyqt packages are required.</text:span></text:p>
      <text:p text:style-name="P7">The Miniconda installer is available from <text:a xlink:type="simple" xlink:href="https://conda.io/miniconda.html" text:style-name="Internet_20_link" text:visited-style-name="Visited_20_Internet_20_Link">https://conda.io/miniconda.html</text:a> for Windows, MacOS and Linux. Download the latest 64-bit installer, which is currently for python 3.6.</text:p>
      <text:p text:style-name="P8">The MacOS and Linux installers are bash shell scripts that should be run from the command line (i.e. in a terminal).</text:p>
      <text:list xml:id="list150486097" text:style-name="L2">
        <text:list-item>
          <text:p text:style-name="P13">Run the installer (using the correct installer name):<text:line-break/><text:span text:style-name="Source_20_Text">bash ./Miniconda-installer.sh</text:span></text:p>
        </text:list-item>
        <text:list-item>
          <text:p text:style-name="P13">Agree to the licence terms.</text:p>
        </text:list-item>
        <text:list-item>
          <text:p text:style-name="P15">Install to a directory of your choice.</text:p>
        </text:list-item>
        <text:list-item>
          <text:p text:style-name="P15">Select yes to add to <text:span text:style-name="T18">PATH</text:span>.</text:p>
        </text:list-item>
        <text:list-item>
          <text:p text:style-name="P13">Close the terminal.</text:p>
        </text:list-item>
      </text:list>
      <text:p text:style-name="P7">The Windows installer is an exe file that can be double-clicked to install.</text:p>
      <text:list xml:id="list1949820572" text:style-name="L3">
        <text:list-item>
          <text:p text:style-name="P16">Run installer file.</text:p>
        </text:list-item>
        <text:list-item>
          <text:p text:style-name="P14">Agree to licence terms.</text:p>
        </text:list-item>
        <text:list-item>
          <text:p text:style-name="P16">Install for Just Me.</text:p>
        </text:list-item>
        <text:list-item>
          <text:p text:style-name="P16"><text:soft-page-break/>Install to a directory of your choice. Not<text:span text:style-name="T17">e</text:span> that on School managed PCs, you should install to the D: drive rather than the C: drive, e.g. <text:a xlink:type="simple" xlink:href="../../../../D:/Miniconda3" text:style-name="Internet_20_link" text:visited-style-name="Visited_20_Internet_20_Link">D:\Miniconda3</text:a></text:p>
        </text:list-item>
        <text:list-item>
          <text:p text:style-name="P16">Unselect both Advanced Options (add to PATH and register as default python).</text:p>
        </text:list-item>
        <text:list-item>
          <text:p text:style-name="P16">Unselect both Learn more options.</text:p>
        </text:list-item>
      </text:list>
      <text:h text:style-name="Heading_20_1" text:outline-level="1">Installing the conda environment for QACD-quack</text:h>
      <text:p text:style-name="P9">If you already have a conda environment for python 3 that contains recent versions of matplotlib, numpy, pyqt, etc, you can use it to run QACD-quack. If you do not, or if you do but you wish to have a separate environment for QACD-quack to not interfere with other python programs on your computer, you should create a new conda environment for it. Here the name ‘quack3’ is used for the environment, <text:span text:style-name="T23">which is shorthand for</text:span> quack using python 3.</text:p>
      <text:list xml:id="list2132817653" text:style-name="L4">
        <text:list-item>
          <text:p text:style-name="P19"><text:span text:style-name="T22">Creating a new conda environment is performed from the command line:</text:span><text:line-break/>On Windows, open the ‘<text:span text:style-name="T12">Anaconda3 Prompt’ from start menu under Anaconda3 (64-bit).</text:span><text:line-break/>On MacOS and Linux, open a terminal.</text:p>
        </text:list-item>
        <text:list-item>
          <text:p text:style-name="P17"><text:span text:style-name="T5">Type (all on one line)<text:line-break/></text:span><text:span text:style-name="Source_20_Text">conda create --name quack</text:span><text:span text:style-name="Source_20_Text"><text:span text:style-name="T23">3</text:span></text:span><text:span text:style-name="Source_20_Text"> python=</text:span><text:span text:style-name="Source_20_Text"><text:span text:style-name="T23">3</text:span></text:span><text:span text:style-name="Source_20_Text"> matplotlib </text:span><text:span text:style-name="Source_20_Text"><text:span text:style-name="T23">numba</text:span></text:span><text:span text:style-name="Source_20_Text"> </text:span><text:span text:style-name="Source_20_Text"><text:span text:style-name="T28">pyqt </text:span></text:span><text:span text:style-name="Source_20_Text">pytables </text:span><text:span text:style-name="Source_20_Text"><text:span text:style-name="T23">pytest </text:span></text:span><text:span text:style-name="Source_20_Text">scikit-learn</text:span><text:line-break/>This creates a new conda environment called quack<text:span text:style-name="T23">3</text:span> that will be used to run QACD-quack. It may take a number of minutes to download and install all of the required python packages.</text:p>
        </text:list-item>
        <text:list-item>
          <text:p text:style-name="P18"><text:span text:style-name="T5">On Windows, type<text:line-break/></text:span><text:span text:style-name="Source_20_Text"><text:span text:style-name="T25">activate quack3</text:span></text:span><text:span text:style-name="T25"><text:line-break/>On MacOS and Linux, type<text:line-break/></text:span><text:span text:style-name="Source_20_Text"><text:span text:style-name="T6">source activate quack</text:span></text:span><text:span text:style-name="Source_20_Text"><text:span text:style-name="T24">3</text:span></text:span><text:span text:style-name="T5"><text:line-break/>This activate the quack3 conda environment. Note that the command-line prompt now indicates in brackets the name of the conda environment.</text:span></text:p>
        </text:list-item>
      </text:list>
      <text:h text:style-name="Heading_20_1" text:outline-level="1">Obtaining the QACD-quack source code</text:h>
      <text:list xml:id="list1122737162" text:style-name="L5">
        <text:list-item>
          <text:p text:style-name="P21"><text:span text:style-name="T5">Open a web browser at the following URI: </text:span><text:a xlink:type="simple" xlink:href="https://github.com/ianthomas23/QACD-quack" text:style-name="Internet_20_link" text:visited-style-name="Visited_20_Internet_20_Link"><text:span text:style-name="T5">https://github.com/ianthomas23/QACD-quack</text:span></text:a></text:p>
        </text:list-item>
        <text:list-item>
          <text:p text:style-name="P23">Find the green <text:span text:style-name="T14">button</text:span> containing the text ‘Clone or download’. To the far left of this there is a <text:span text:style-name="T14">button</text:span> containing the text ‘Branch: master’. If it is something other than ‘master’, then <text:span text:style-name="T15">click on the button to </text:span>open <text:span text:style-name="T15">a</text:span> drop-down box <text:span text:style-name="T15">and</text:span> select master.</text:p>
        </text:list-item>
        <text:list-item>
          <text:p text:style-name="P22"><text:span text:style-name="T14">Note that below the ‘Clone or download’ button there is some text like ‘</text:span>Latest commit <text:span text:style-name="T16">407d1af</text:span> <text:span text:style-name="T27">Jun 16, 2018’. This indicates when the code was last changed, and a unique identifier for that change.</text:span></text:p>
        </text:list-item>
        <text:list-item>
          <text:p text:style-name="P23">Click on ‘Clone or download’, followed by ‘Download ZIP’.</text:p>
        </text:list-item>
        <text:list-item>
          <text:p text:style-name="P24">Save the zip file which will be called QACD-quack-master.zip</text:p>
        </text:list-item>
        <text:list-item>
          <text:p text:style-name="P24">Unzip the zip file wherever you wish. <text:span text:style-name="T7">Make a note of this directory as you will need it to run QACD-quack.</text:span></text:p>
        </text:list-item>
      </text:list>
      <text:h text:style-name="Heading_20_1" text:outline-level="1"><text:soft-page-break/>Running QACD-quack</text:h>
      <text:p text:style-name="P5">This is performed from the command line. </text:p>
      <text:list xml:id="list1499481028" text:style-name="L6">
        <text:list-item>
          <text:p text:style-name="P20">On Windows, open the ‘<text:span text:style-name="T13">Anaconda3 Prompt</text:span>’.<text:line-break/>On MacOS and Linux, open a terminal.</text:p>
        </text:list-item>
        <text:list-item>
          <text:p text:style-name="P20"><text:span text:style-name="T5">On Windows, type<text:line-break/></text:span><text:span text:style-name="Source_20_Text">activate quack</text:span><text:span text:style-name="Source_20_Text"><text:span text:style-name="T26">3</text:span></text:span><text:line-break/><text:span text:style-name="T5">On MacOS and Linux, type<text:line-break/></text:span><text:span text:style-name="Source_20_Text"><text:span text:style-name="T5">source activate quack3</text:span></text:span><text:span text:style-name="T5"><text:line-break/>to activate the quack conda environment.</text:span></text:p>
        </text:list-item>
        <text:list-item>
          <text:p text:style-name="P25">Change directory to where QACD-quack is installed, using the cd command.<text:line-break/>On Windows, you may need to change drive from e.g. C: to D: first, e.g.<text:line-break/><text:span text:style-name="Source_20_Text">d:<text:line-break/>cd whatever-directory</text:span></text:p>
        </text:list-item>
        <text:list-item>
          <text:p text:style-name="P25">Run QACD-quack using<text:line-break/><text:span text:style-name="Source_20_Text">python </text:span><text:span text:style-name="Source_20_Text"><text:span text:style-name="T26">quack.py</text:span></text:span></text:p>
        </text:list-item>
        <text:list-item>
          <text:p text:style-name="P26">A tutorial is included within the QACD-quack download in the file ‘docs/Tutorial.pdf’. <text:s/><text:span text:style-name="T8">The original user manual </text:span>can also be found in the file<text:span text:style-name="T8"> ‘</text:span>old/<text:span text:style-name="T8">QACD User Manual.pdf’.</text:span></text:p>
        </text:list-item>
        <text:list-item>
          <text:p text:style-name="P27">For test data use ‘Zoned Grain.zip’ obtained from Ian Thomas. *********</text:p>
        </text:list-item>
      </text:list>
      <text:h text:style-name="P31" text:outline-level="1">Old version of QACD-quack</text:h>
      <text:p text:style-name="Text_20_body">The old version of QACD-quack (as of November 2017) is included in the download in the directory ‘old’. To run this using a conda environment called ‘quack’:</text:p>
      <text:list xml:id="list2980450424" text:style-name="L7">
        <text:list-item>
          <text:p text:style-name="P28">cd old</text:p>
        </text:list-item>
        <text:list-item>
          <text:p text:style-name="P28">source activate quack</text:p>
        </text:list-item>
        <text:list-item>
          <text:p text:style-name="P29">python Main.py</text:p>
        </text:list-item>
      </text:list>
      <text:p text:style-name="P10">Creating the ‘quack’ conda environment was described in the Quick Start Guide of November 2017. <text:s/>The key information is the line that creates the conda environment and specifies the required libraries and specific version numbers. <text:s/>It is (all in one line):</text:p>
      <text:list xml:id="list112560305" text:style-name="L8">
        <text:list-item>
          <text:p text:style-name="P30">conda create --name quack python=2.7 pyqt=4.11 matplotlib h5py pytables psutil pandas dask scipy scikit-learn P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Text_20_body" style:next-style-name="Text" style:class="text" style:master-page-name="">
      <loext:graphic-properties draw:fill="none" draw:fill-color="#ffffcc"/>
      <style:paragraph-properties style:page-number="auto" fo:background-color="transparent" fo:padding="0cm" fo:border="none" style:shadow="none" style:writing-mode="page">
        <style:tab-stops/>
      </style:paragraph-properties>
      <style:text-properties style:font-name="Ubuntu Mono" fo:font-family="'Ubuntu Mono'" style:font-style-name="Regular" style:font-pitch="fixed" officeooo:rsid="001e5a1f" fo:background-color="transparent" style:font-size-asian="10.5pt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1pt" fo:background-color="#ffff00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7:25:16.136980205</meta:creation-date>
    <dc:date>2018-06-21T11:22:38.301909453</dc:date>
    <meta:editing-duration>PT2H14M33S</meta:editing-duration>
    <meta:editing-cycles>38</meta:editing-cycles>
    <meta:generator>LibreOffice/6.0.3.2$Linux_X86_64 LibreOffice_project/00m0$Build-2</meta:generator>
    <meta:document-statistic meta:table-count="0" meta:image-count="0" meta:object-count="0" meta:page-count="3" meta:paragraph-count="53" meta:word-count="957" meta:character-count="5773" meta:non-whitespace-character-count="4897"/>
  </office:meta>
</office:document-meta>
</file>